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Text_20_body">
      <style:text-properties officeooo:rsid="000fb87d" officeooo:paragraph-rsid="000fb87d"/>
    </style:style>
    <style:style style:name="P2" style:family="paragraph" style:parent-style-name="Text_20_body" style:list-style-name="L1">
      <style:text-properties officeooo:rsid="001055d8" officeooo:paragraph-rsid="001055d8"/>
    </style:style>
    <style:style style:name="P3" style:family="paragraph" style:parent-style-name="Heading_20_1">
      <style:text-properties officeooo:paragraph-rsid="000fb87d"/>
    </style:style>
    <style:style style:name="T1" style:family="text">
      <style:text-properties officeooo:rsid="00116f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inder Orientierte Partei</text:p>
      <text:p text:style-name="Text_20_body"/>
      <text:p text:style-name="P1"/>
      <text:h text:style-name="Heading_20_1" text:outline-level="1">Zweckbestimmung</text:h>
      <text:p text:style-name="P1">Die Partei ist ein Vehikel den <text:span text:style-name="T1">Öffentlichen</text:span> Diskurs auf die relevanten Themen der Gesellschaft zu lenken.</text:p>
      <text:p text:style-name="P1"/>
      <text:h text:style-name="P3" text:outline-level="1">Ziele</text:h>
      <text:p text:style-name="P1">Veränderung der Gesellschaftlichen Wertvorstellungen zu einer Bedürfnis Orientierten Wirtschaftsform deren Mittelpunkt das wohl der uns zur Verantwortung gegeben Kindern ist.</text:p>
      <text:p text:style-name="P1"/>
      <text:list xml:id="list2064329328569548734" text:style-name="L1">
        <text:list-item>
          <text:p text:style-name="P2">Weniger Produktion → weniger Arbeit → mehr zeit für Kinder</text:p>
        </text:list-item>
        <text:list-item>
          <text:p text:style-name="P2">Pazifismu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ualatriX</meta:initial-creator>
    <meta:creation-date>2008-02-15T12:08:28</meta:creation-date>
    <meta:editing-cycles>3</meta:editing-cycles>
    <meta:editing-duration>PT6H48M55S</meta:editing-duration>
    <dc:date>2015-07-25T19:00:13.518843892</dc:date>
    <dc:creator>Urs Zeidler</dc:creator>
    <meta:document-statistic meta:table-count="0" meta:image-count="0" meta:object-count="0" meta:page-count="1" meta:paragraph-count="8" meta:word-count="55" meta:character-count="395" meta:non-whitespace-character-count="350"/>
    <meta:user-defined meta:name="Info 1"/>
    <meta:user-defined meta:name="Info 2"/>
    <meta:user-defined meta:name="Info 3"/>
    <meta:user-defined meta:name="Info 4"/>
  </office:meta>
</office:document-meta>
</file>